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327cm" fo:min-width="25.178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1.255cm" fo:min-width="22.88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0.534cm" fo:min-width="23.38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9.466cm" fo:min-width="24.60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7.117cm" fo:min-width="25.56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033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2.258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5.863cm" fo:min-width="23.80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1.359cm" fo:min-width="25.66cm"/>
      <style:paragraph-properties style:writing-mode="lr-tb"/>
    </style:style>
    <style:style style:name="pr1" style:family="presentation" style:parent-style-name="Default-title">
      <style:graphic-properties draw:auto-grow-height="true" fo:min-height="2.8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fo:text-align="start"/>
    </style:style>
    <style:style style:name="P2" style:family="paragraph">
      <style:text-properties fo:font-size="24pt" style:font-size-asian="24pt" style:font-size-complex="24pt"/>
    </style:style>
    <style:style style:name="P3" style:family="paragraph">
      <style:paragraph-properties fo:line-height="115%" fo:text-align="start"/>
    </style:style>
    <style:style style:name="P4" style:family="paragraph">
      <loext:graphic-properties draw:fill="none" draw:fill-color="#ffffff"/>
    </style:style>
    <style:style style:name="P5" style:family="paragraph">
      <loext:graphic-properties draw:fill-color="#ffffff"/>
    </style:style>
    <style:style style:name="P6" style:family="paragraph">
      <loext:graphic-properties draw:fill="none" draw:fill-color="#ffffff"/>
      <style:paragraph-properties fo:text-align="start"/>
    </style:style>
    <style:style style:name="P7" style:family="paragraph">
      <loext:graphic-properties draw:fill="none" draw:fill-color="#ffffff"/>
      <style:paragraph-properties fo:line-height="115%" fo:text-align="start"/>
    </style:style>
    <style:style style:name="P8" style:family="paragraph">
      <loext:graphic-properties draw:fill="none" draw:fill-color="#ffffff"/>
      <style:paragraph-properties fo:line-height="115%"/>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1" draw:text-style-name="P4" draw:layer="layout" svg:width="25.678cm" svg:height="14.577cm" svg:x="1cm" svg:y="4cm">
          <draw:text-box>
            <text:p text:style-name="P3"><text:span text:style-name="T3">Einleitung SPA ( Single Page Anwendung )</text:span></text:p>
            <text:p text:style-name="P3"><text:span text:style-name="T4"/></text:p>
            <text:p text:style-name="P3"><text:span text:style-name="T3">Was ist eine Single Page Anwendung?</text:span></text:p>
            <text:p text:style-name="P3"><text:span text:style-name="T4"/></text:p>
            <text:p text:style-name="P3"><text:span text:style-name="T4">Eine </text:span><text:span text:style-name="T3">Single Page Anwendung (SPA)</text:span><text:span text:style-name="T4"> ist eine </text:span><text:span text:style-name="T3">Web Anwendung</text:span><text:span text:style-name="T4"> mit den Web Technologien</text:span></text:p>
            <text:p text:style-name="P3"><text:span text:style-name="T3"/></text:p>
            <text:p text:style-name="P3"><text:span text:style-name="T3"><text:tab/></text:span><text:span text:style-name="T3">html, css und JavaScript</text:span></text:p>
            <text:p text:style-name="P3"><text:span text:style-name="T4"/></text:p>
            <text:p text:style-name="P3"><text:span text:style-name="T4">Zur Single Page Anwendung gibt es eine</text:span></text:p>
            <text:p text:style-name="P3"><text:span text:style-name="T4"/></text:p>
            <text:p text:style-name="P3"><text:span text:style-name="T4"><text:tab/></text:span><text:span text:style-name="T4">index.html </text:span></text:p>
            <text:p text:style-name="P3"><text:span text:style-name="T4"/></text:p>
            <text:p text:style-name="P3"><text:span text:style-name="T4">deren <text:s/>DOM ( Document Object Model ) nur </text:span><text:span text:style-name="T3">einmal zu Beginn</text:span><text:span text:style-name="T4"> – <text:s/>d.h. beim Aufruf der url</text:span></text:p>
            <text:p text:style-name="P3"><text:span text:style-name="T4"/></text:p>
            <text:p text:style-name="P3"><text:span text:style-name="T4"><text:tab/></text:span><text:span text:style-name="T4">http://url_of_website/ index.html </text:span></text:p>
            <text:p text:style-name="P3"><text:span text:style-name="T4"/></text:p>
            <text:p text:style-name="P3"><text:span text:style-name="T4">geladen wird. Alle weiteren Änderungen in der Oberfläche erfolgen durch sog. </text:span><text:span text:style-name="T3">DOM-Manipulationen</text:span></text:p>
            <text:p text:style-name="P3"><text:span text:style-name="T4"/></text:p>
            <text:p text:style-name="P3"><text:span text:style-name="T4"/></text:p>
            <text:p text:style-name="P1"><text:span text:style-name="T4"/></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3" draw:text-style-name="P4" draw:layer="layout" svg:width="23.383cm" svg:height="11.505cm" svg:x="1cm" svg:y="4cm">
          <draw:text-box>
            <text:p text:style-name="P3"><text:span text:style-name="T3">Einleitung SPA ( Single Page Anwendung )</text:span></text:p>
            <text:p text:style-name="P3"><text:span text:style-name="T4"/></text:p>
            <text:p text:style-name="P3"><text:span text:style-name="T4">Was kann man mit Single Page Anwendungen machen?</text:span></text:p>
            <text:p text:style-name="P3"><text:span text:style-name="T4"/></text:p>
            <text:p text:style-name="P3"><text:span text:style-name="T4">- Web Anwendungen im Browser ( damit auf jeder Platform verfügbar )</text:span></text:p>
            <text:p text:style-name="P3"><text:span text:style-name="T4"/></text:p>
            <text:p text:style-name="P3"><text:span text:style-name="T4">- Apps für den Play Store ( Google – Android ) und App Store ( Apple iOS ) </text:span></text:p>
            <text:p text:style-name="P3"><text:span text:style-name="T4"><text:s text:c="2"/></text:span><text:span text:style-name="T4">Dahinter steht die Cordova Technologie</text:span></text:p>
            <text:p text:style-name="P3"><text:span text:style-name="T4"/></text:p>
            <text:p text:style-name="P3"><text:span text:style-name="T4">- Desktop-Anwendungen für jede Platform ( Windows .exe, Mac .dmg ) </text:span></text:p>
            <text:p text:style-name="P3"><text:span text:style-name="T4"><text:s text:c="2"/></text:span><text:span text:style-name="T4">Dahinter steht die electronjs Technologie</text:span></text:p>
            <text:p text:style-name="P3"><text:span text:style-name="T4"/></text:p>
            <text:p text:style-name="P3"><text:span text:style-name="T3"/></text:p>
            <text:p text:style-name="P1"><text:span text:style-name="T4"/></text:p>
            <text:p text:style-name="P1"><text:span text:style-name="T4"/></text:p>
            <text:p text:style-name="P1"><text:span text:style-name="T4"/></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4" draw:text-style-name="P4" draw:layer="layout" svg:width="23.883cm" svg:height="10.784cm" svg:x="1cm" svg:y="4cm">
          <draw:text-box>
            <text:p text:style-name="P3"><text:span text:style-name="T3">Einleitung SPA ( Single Page Anwendung )</text:span></text:p>
            <text:p text:style-name="P3"><text:span text:style-name="T4"/></text:p>
            <text:p text:style-name="P3"><text:span text:style-name="T3">Vorteil einer Single Page Anwendung für die Entwicklung</text:span></text:p>
            <text:p text:style-name="P3"><text:span text:style-name="T3"/></text:p>
            <text:p text:style-name="P3"><text:span text:style-name="T5">- mit einer SPA lässt sich jede Platform abdecken, die Quellen sind immer die gleichen</text:span></text:p>
            <text:p text:style-name="P3"><text:span text:style-name="T5"><text:s text:c="2"/></text:span><text:span text:style-name="T5">enormer Vorteil für die Entwicklung</text:span></text:p>
            <text:p text:style-name="P3"><text:span text:style-name="T5"/></text:p>
            <text:p text:style-name="P3"><text:span text:style-name="T3">Nachteil einer Single Page Anwendung ( z.B. gegenüber nativen Apps )</text:span></text:p>
            <text:p text:style-name="P3"><text:span text:style-name="T3"/></text:p>
            <text:p text:style-name="P3"><text:span text:style-name="T5">- native Apps besitzen häufig bessere Performance und nutzen die entsprechende</text:span></text:p>
            <text:p text:style-name="P3"><text:span text:style-name="T5">Platform besser aus. Die Hardware kann besser genutzt werden ( z.B. vorteilhaft bei Spielen )</text:span></text:p>
            <text:p text:style-name="P3"><text:span text:style-name="T5"/></text:p>
            <text:p text:style-name="P1"><text:span text:style-name="T4"/></text:p>
            <text:p text:style-name="P1"><text:span text:style-name="T4"/></text:p>
            <text:p text:style-name="P1"><text:span text:style-name="T4"/></text:p>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5" draw:text-style-name="P4" draw:layer="layout" svg:width="25.106cm" svg:height="9.716cm" svg:x="1cm" svg:y="4cm">
          <draw:text-box>
            <text:p text:style-name="P3"><text:span text:style-name="T3">Einleitung SPA ( Single Page Anwendung )</text:span></text:p>
            <text:p text:style-name="P3"><text:span text:style-name="T4"/></text:p>
            <text:p text:style-name="P3"><text:span text:style-name="T3">Responsives Design</text:span></text:p>
            <text:p text:style-name="P3"><text:span text:style-name="T3"/></text:p>
            <text:p text:style-name="P3"><text:span text:style-name="T5">- mit einer SPA möchte man nicht nur jede Platform (Betriebssystem) abdecken, </text:span></text:p>
            <text:p text:style-name="P3"><text:span text:style-name="T5"><text:s text:c="2"/></text:span><text:span text:style-name="T5">sondern auch die verschiedenen Bildschirmgrößen von Smartphone über Tables zu Desktop-PCs</text:span></text:p>
            <text:p text:style-name="P3"><text:span text:style-name="T5"/></text:p>
            <text:p text:style-name="P3"><text:span text:style-name="T5">- die Quellen sollen stets die gleichen sein</text:span></text:p>
            <text:p text:style-name="P3"><text:span text:style-name="T5"/></text:p>
            <text:p text:style-name="P1"><text:span text:style-name="T4"/></text:p>
            <text:p text:style-name="P1"><text:span text:style-name="T4"/></text:p>
            <text:p text:style-name="P1"><text:span text:style-name="T4"/></text:p>
          </draw:text-box>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6" draw:text-style-name="P4" draw:layer="layout" svg:width="26.064cm" svg:height="17.367cm" svg:x="1cm" svg:y="4cm">
          <draw:text-box>
            <text:p text:style-name="P3"><text:span text:style-name="T3">Einleitung SPA <text:s/>( Single Page Anwendung )</text:span></text:p>
            <text:p text:style-name="P3"><text:span text:style-name="T4"/></text:p>
            <text:p text:style-name="P3"><text:span text:style-name="T4">Was bedeutet, dass eine SPA eine </text:span><text:span text:style-name="T3">clientseitige Technologie</text:span><text:span text:style-name="T4"> ist?</text:span></text:p>
            <text:p text:style-name="P3"><text:span text:style-name="T4"/></text:p>
            <text:p text:style-name="P3"><text:span text:style-name="T4">Der Aufbau der Oberfläche erfolgt im Browser durch DOM-Manipulationen, d.h. in JavaScript</text:span></text:p>
            <text:p text:style-name="P3"><text:span text:style-name="T4"/></text:p>
            <text:p text:style-name="P3"><text:span text:style-name="T4"/></text:p>
            <text:p text:style-name="P3"><text:span text:style-name="T3">hszg.de als Beispiel für eine serverseitige Anwendung, d.h. keine SPA</text:span></text:p>
            <text:p text:style-name="P3"><text:span text:style-name="T3"/></text:p>
            <text:p text:style-name="P3"><text:span text:style-name="T5">hszg.de kann ersetzt werden durch http://hszg.de/index.php</text:span></text:p>
            <text:p text:style-name="P3"><text:span text:style-name="T5"/></text:p>
            <text:p text:style-name="P3"><text:span text:style-name="T5">die Datei index.php wird serverseitig ausgeführt ( häufig Apache 2 und php ), die index.php</text:span></text:p>
            <text:p text:style-name="P3"><text:span text:style-name="T5">besitzt Zugriff auf eine Datenbank ( häufig mysql ) und baut serverseitig eine html-Seite zusammen.</text:span></text:p>
            <text:p text:style-name="P3"><text:span text:style-name="T5"/></text:p>
            <text:p text:style-name="P3"><text:span text:style-name="T5">Der Web-Auftritt hszg.de arbeitet mit </text:span><text:span text:style-name="T3">Hyperlinks</text:span><text:span text:style-name="T5">, d.h. hinter jedem Hyperlink ist ein Aufruf einer neuen</text:span></text:p>
            <text:p text:style-name="P3"><text:span text:style-name="T5">Seite, die auf dem Server zusammengestellt und zum Client geschickt wird</text:span></text:p>
            <text:p text:style-name="P3"><text:span text:style-name="T5"/></text:p>
            <text:p text:style-name="P3"><text:span text:style-name="T5">Wie kann man das im Browser prüfen</text:span></text:p>
            <text:p text:style-name="P3"><text:span text:style-name="T5">- Quelltext anzeigen: in einer SPA kommt hier stets der inhalt der index.html</text:span></text:p>
            <text:p text:style-name="P3"><text:span text:style-name="T5">- Der DOM der Anwendung kann stark vom DOM der index.html abweichen, nur am Anfang sind</text:span></text:p>
            <text:p text:style-name="P3"><text:span text:style-name="T5"><text:s text:c="2"/></text:span><text:span text:style-name="T5">sie gleich.</text:span></text:p>
            <text:p text:style-name="P3"><text:span text:style-name="T4"/></text:p>
            <text:p text:style-name="P1"><text:span text:style-name="T4"/></text:p>
            <text:p text:style-name="P1"><text:span text:style-name="T4"/></text:p>
          </draw:text-box>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7" draw:text-style-name="P6" draw:layer="layout" svg:width="26cm" svg:height="10.283cm" svg:x="1cm" svg:y="4cm">
          <draw:text-box>
            <text:p text:style-name="P1"><text:span text:style-name="T3">Einleitung</text:span></text:p>
            <text:p text:style-name="P1"><text:span text:style-name="T4"/></text:p>
            <text:p text:style-name="P1"><text:span text:style-name="T3">Allgemeines einer SPA</text:span></text:p>
            <text:p text:style-name="P1"><text:span text:style-name="T4"/></text:p>
            <text:p text:style-name="P1"><text:span text:style-name="T4">- </text:span><text:span text:style-name="T3">DOM</text:span><text:span text:style-name="T5"> </text:span></text:p>
            <text:p text:style-name="P1"><text:span text:style-name="T5">der DOM der SPA spielt eine zentrale Rolle. Man versucht stets den DOM der SPA möglichst klein zu halten. Generell besitzen die SPAs eher einen App Charakter, d.h. sie sind nicht so groß</text:span></text:p>
            <text:p text:style-name="P1"><text:span text:style-name="T5"/></text:p>
            <text:p text:style-name="P1"><text:span text:style-name="T5">- </text:span><text:span text:style-name="T3">Eine SPA benötigt keine Cookies</text:span></text:p>
            <text:p text:style-name="P1"><text:span text:style-name="T6">da der DOM nur einmal beim Starten der Anwendung </text:span><text:span text:style-name="T5">geladen wird, bleiben die JavaScript Variablen</text:span></text:p>
            <text:p text:style-name="P1"><text:span text:style-name="T5">zur gesamten Laufzeit der Anwendung erhalten</text:span></text:p>
            <text:p text:style-name="P1"><text:span text:style-name="T5"/></text:p>
            <text:p text:style-name="P1"><text:span text:style-name="T3">- Kommunikation einer SPA mit dem Server</text:span></text:p>
            <text:p text:style-name="P1"><text:span text:style-name="T5">Die Kommunikation einer SPA mit dem Server (z.B. um Datenbankinhalte abzufragen) erfolgt nur</text:span></text:p>
            <text:p text:style-name="P1"><text:span text:style-name="T5">mittels AJAX und RESTful Web Services</text:span></text:p>
            <text:p text:style-name="P1"><text:span text:style-name="T4"/></text:p>
          </draw:text-box>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7" draw:text-style-name="P6" draw:layer="layout" svg:width="26cm" svg:height="10.283cm" svg:x="1cm" svg:y="4cm">
          <draw:text-box>
            <text:p text:style-name="P1"><text:span text:style-name="T3">Einleitung</text:span></text:p>
            <text:p text:style-name="P1"><text:span text:style-name="T4"/></text:p>
            <text:p text:style-name="P1"><text:span text:style-name="T3">Allgemeines einer SPA</text:span></text:p>
            <text:p text:style-name="P1"><text:span text:style-name="T4"/></text:p>
            <text:p text:style-name="P1"><text:span text:style-name="T4">- </text:span><text:span text:style-name="T3">DOM</text:span><text:span text:style-name="T5"> </text:span></text:p>
            <text:p text:style-name="P1"><text:span text:style-name="T5">der DOM der SPA spielt eine zentrale Rolle. Man versucht stets den DOM der SPA möglichst klein zu halten. Generell besitzen die SPAs eher einen App Charakter, d.h. sie sind nicht so groß</text:span></text:p>
            <text:p text:style-name="P1"><text:span text:style-name="T5"/></text:p>
            <text:p text:style-name="P1"><text:span text:style-name="T5">- </text:span><text:span text:style-name="T3">Eine SPA benötigt keine Cookies</text:span></text:p>
            <text:p text:style-name="P1"><text:span text:style-name="T6">da der DOM nur einmal beim Starten der Anwendung </text:span><text:span text:style-name="T5">geladen wird, bleiben die JavaScript Variablen</text:span></text:p>
            <text:p text:style-name="P1"><text:span text:style-name="T5">zur gesamten Laufzeit der Anwendung erhalten</text:span></text:p>
            <text:p text:style-name="P1"><text:span text:style-name="T5"/></text:p>
            <text:p text:style-name="P1"><text:span text:style-name="T3">- Kommunikation einer SPA mit dem Server</text:span></text:p>
            <text:p text:style-name="P1"><text:span text:style-name="T5">Die Kommunikation einer SPA mit dem Server (z.B. um Datenbankinhalte abzufragen) erfolgt nur</text:span></text:p>
            <text:p text:style-name="P1"><text:span text:style-name="T5">mittels AJAX und RESTful Web Services</text:span></text:p>
            <text:p text:style-name="P1"><text:span text:style-name="T4"/></text:p>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8" draw:text-style-name="P7" draw:layer="layout" svg:width="26cm" svg:height="12.508cm" svg:x="0.8cm" svg:y="4cm">
          <draw:text-box>
            <text:p text:style-name="P3"><text:span text:style-name="T3">Einleitung</text:span></text:p>
            <text:p text:style-name="P3"><text:span text:style-name="T4"/></text:p>
            <text:p text:style-name="P3"><text:span text:style-name="T3">Welche Entwicklungsumgebung benötigt man für eine SPA</text:span></text:p>
            <text:p text:style-name="P3"><text:span text:style-name="T4"/></text:p>
            <text:p text:style-name="P3"><text:span text:style-name="T5">- Einfache Entwicklungsumbebungen wie z.B.Visual Studio Code</text:span></text:p>
            <text:p text:style-name="P3"><text:span text:style-name="T5"/></text:p>
            <text:p text:style-name="P3"><text:span text:style-name="T5">- Browser</text:span></text:p>
            <text:p text:style-name="P3"><text:span text:style-name="T5"><text:tab/></text:span><text:span text:style-name="T5">- Inspektor ( zur Darstellung des DOM )</text:span></text:p>
            <text:p text:style-name="P3"><text:span text:style-name="T5"><text:tab/></text:span><text:span text:style-name="T5">- Debugger ( zur Verfolgung des JavaScript Codes )</text:span></text:p>
            <text:p text:style-name="P3"><text:span text:style-name="T5"><text:tab/></text:span><text:span text:style-name="T5">- Netzwerk ( zur Darstellung der RESTful WebServices )</text:span></text:p>
            <text:p text:style-name="P3"><text:span text:style-name="T5"/></text:p>
            <text:p text:style-name="P3"><text:span text:style-name="T5">die wichtigsten Browser sind</text:span></text:p>
            <text:p text:style-name="P3"><text:span text:style-name="T5"><text:tab/></text:span><text:span text:style-name="T5">- Mozilla Firefox </text:span></text:p>
            <text:p text:style-name="P3"><text:span text:style-name="T5"><text:tab/></text:span><text:span text:style-name="T5">- Chrome </text:span></text:p>
            <text:p text:style-name="P3"><text:span text:style-name="T5"><text:tab/></text:span><text:span text:style-name="T5">- Edge von Microsoft</text:span></text:p>
            <text:p text:style-name="P3"><text:span text:style-name="T5"><text:tab/></text:span><text:span text:style-name="T5">- Safari ( nur für Mac und iOS von Apple )</text:span></text:p>
            <text:p text:style-name="P3"><text:span text:style-name="T4"/></text:p>
          </draw:text-box>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8" draw:text-style-name="P7" draw:layer="layout" svg:width="26cm" svg:height="12.508cm" svg:x="1cm" svg:y="4cm">
          <draw:text-box>
            <text:p text:style-name="P3"><text:span text:style-name="T3">Einleitung</text:span></text:p>
            <text:p text:style-name="P3"><text:span text:style-name="T4"/></text:p>
            <text:p text:style-name="P3"><text:span text:style-name="T3">Wichtig ist die UTF8-Codierung</text:span></text:p>
            <text:p text:style-name="P3"><text:span text:style-name="T4"/></text:p>
            <text:p text:style-name="P3"><text:span text:style-name="T6">Wichtig ist bei </text:span><text:span text:style-name="T5">einem SPA-Projekt die UTF8-Codierung bei allen beteiligten Text Dateien, insbesondere der html, css und JavaScript Dateien.</text:span></text:p>
            <text:p text:style-name="P3"><text:span text:style-name="T5"/></text:p>
            <text:p text:style-name="P3"><text:span text:style-name="T5">Hier sind für die Entwicklung die</text:span></text:p>
            <text:p text:style-name="P3"><text:span text:style-name="T5"><text:tab/></text:span><text:span text:style-name="T5">- Mac</text:span></text:p>
            <text:p text:style-name="P3"><text:span text:style-name="T5"><text:tab/></text:span><text:span text:style-name="T5">- LINUX</text:span></text:p>
            <text:p text:style-name="P3"><text:span text:style-name="T5">Betriebssysteme im Vorteil, da deren Standardcodierung UTF8 ist.</text:span></text:p>
            <text:p text:style-name="P3"><text:span text:style-name="T5"/></text:p>
            <text:p text:style-name="P3"><text:span text:style-name="T3">Vorsicht</text:span></text:p>
            <text:p text:style-name="P3"><text:span text:style-name="T5"/></text:p>
            <text:p text:style-name="P3"><text:span text:style-name="T5">Auch bei den </text:span><text:span text:style-name="T3">Datenbanken </text:span><text:span text:style-name="T5">eines Projekts</text:span><text:span text:style-name="T3"> </text:span><text:span text:style-name="T5">soll man darauf achten, dass die Datensätze die UTF8 Codierung besitzen.</text:span></text:p>
            <text:p text:style-name="P3"><text:span text:style-name="T4"/></text:p>
          </draw:text-box>
        </draw:frame>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9" draw:text-style-name="P8" draw:layer="layout" svg:width="24.302cm" svg:height="16.113cm" svg:x="1.3cm" svg:y="3.608cm">
          <draw:text-box>
            <text:p text:style-name="P3"><text:span text:style-name="T3">Unterschied Framework und Bibliothek</text:span></text:p>
            <text:p text:style-name="P3"><text:span text:style-name="T3"/></text:p>
            <text:p text:style-name="P3"><text:span text:style-name="T3">- Framework ( sind ein Kann )</text:span></text:p>
            <text:p text:style-name="P3"><text:span text:style-name="T5">Ein Framework nutzt man für den Gesamtaufbau einer SPA-App.</text:span></text:p>
            <text:p text:style-name="P3"><text:span text:style-name="T5">Beispiele sind AngularJS, React, Vue</text:span></text:p>
            <text:p text:style-name="P3"><text:span text:style-name="T5"/></text:p>
            <text:p text:style-name="P3"><text:span text:style-name="T5">- </text:span><text:span text:style-name="T3">Bibliotheken ( sind ein Muß )</text:span></text:p>
            <text:p text:style-name="P3"><text:span text:style-name="T5">Bibliotheken übernehmen einen bestimmten Zweck,</text:span></text:p>
            <text:p text:style-name="P3"><text:span text:style-name="T5">z.B. leaflet.js für Maps und Open-Street-Maps, highcharts für Darstellung von Statistiken, uvm.</text:span></text:p>
            <text:p text:style-name="P3"><text:span text:style-name="T4"/></text:p>
            <text:p text:style-name="P3"><text:span text:style-name="T4"/></text:p>
            <text:p text:style-name="P3"><text:span text:style-name="T3">Frameworks </text:span><text:span text:style-name="T5">haben Vor- und Nachteile</text:span></text:p>
            <text:p text:style-name="P3"><text:span text:style-name="T5">- Vorteil: Man kann sehr schnell etwas zeigen, was beeindruckend aussieht und wenig Aufwand</text:span></text:p>
            <text:p text:style-name="P3"><text:span text:style-name="T5"><text:s text:c="2"/></text:span><text:span text:style-name="T5">in Anspruch nimmt</text:span></text:p>
            <text:p text:style-name="P3"><text:span text:style-name="T5">- Nachteile: </text:span></text:p>
            <text:p text:style-name="P3"><text:span text:style-name="T5"><text:tab/></text:span><text:span text:style-name="T5">- Frameworks sind in der Regel sehr komplex</text:span></text:p>
            <text:p text:style-name="P3"><text:span text:style-name="T5"><text:tab/></text:span><text:span text:style-name="T5">- Frameworks sind häufig überladen, d.h. es wird häufig nur ein kleiner Teil verwendet</text:span></text:p>
            <text:p text:style-name="P3"><text:span text:style-name="T5"><text:tab/></text:span><text:span text:style-name="T5">- individuelle Anpassungen ( wie z.B. beim Material Design ) sind sehr aufwendig</text:span></text:p>
            <text:p text:style-name="P3"><text:span text:style-name="T5"><text:tab/></text:span><text:span text:style-name="T5">- Große Abhängigkeit vom Framework-Hersteller</text:span></text:p>
            <text:p text:style-name="P3"><text:span text:style-name="T5"/></text:p>
            <text:p text:style-name="P3"><text:span text:style-name="T3">Deshalb mein Ansatz in der Vorlesung: kein Framework ( bzw. VanillaJS )</text:span></text:p>
            <text:p text:style-name="P3"><text:span text:style-name="T4"/></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2" draw:layer="layout" svg:width="25.199cm" svg:height="2.8cm" svg:x="1.4cm" svg:y="0cm" presentation:class="title" presentation:user-transformed="true">
          <draw:text-box>
            <text:p text:style-name="P1"><text:span text:style-name="T1">Web Engineering </text:span><text:span text:style-name="T1"><text:line-break/></text:span><text:span text:style-name="T2">Vorlesung 1: Einleitung Single Page Anwendung</text:span></text:p>
          </draw:text-box>
        </draw:frame>
        <draw:frame draw:style-name="gr10" draw:text-style-name="P4" draw:layer="layout" svg:width="26.16cm" svg:height="11.609cm" svg:x="1cm" svg:y="4cm">
          <draw:text-box>
            <text:p text:style-name="P1"><text:span text:style-name="T3">Einleitung</text:span></text:p>
            <text:p text:style-name="P1"><text:span text:style-name="T4"/></text:p>
            <text:p text:style-name="P1"><text:span text:style-name="T3">Wir legen uns bei der Entwicklung bestimmte Regeln auf</text:span></text:p>
            <text:p text:style-name="P1"><text:span text:style-name="T4"/></text:p>
            <text:p text:style-name="P1"><text:span text:style-name="T5">- Wenn ein Feature über CSS realisierbar ist, wird es auch in CSS implementiert</text:span></text:p>
            <text:p text:style-name="P1"><text:span text:style-name="T5"/></text:p>
            <text:p text:style-name="P1"><text:span text:style-name="T5">- JavaScript sollte möglichst minimal verwendet werden. Wir nutzen kein JQuery</text:span></text:p>
            <text:p text:style-name="P1"><text:span text:style-name="T5"/></text:p>
            <text:p text:style-name="P1"><text:span text:style-name="T5">- JavaScript Bibliotheken werden selbstverständlich verwendet ( z.B. Leaflet, Highcharts, … )</text:span></text:p>
            <text:p text:style-name="P1"><text:span text:style-name="T5"/></text:p>
            <text:p text:style-name="P1"><text:span text:style-name="T5">- Um Cross Side Scripting zu vermeiden, ist bei uns innerhalb des &lt;body&gt; <text:s/>kein &lt;script&gt; Tag erlaubt</text:span></text:p>
            <text:p text:style-name="P1"><text:span text:style-name="T5">Alle Scripte werden im &lt;head&gt; Bereich eingebunden</text:span></text:p>
            <text:p text:style-name="P1"><text:span text:style-name="T5"/></text:p>
            <text:p text:style-name="P1"><text:span text:style-name="T5">- Wir versuchen die id und die class Benamungen im Markup logisch nach einem Prinzip vorzunehmen</text:span></text:p>
            <text:p text:style-name="P1"><text:span text:style-name="T5"/></text:p>
            <text:p text:style-name="P1"><text:span text:style-name="T5">- Wir verwenden kein JavaScript Framework</text:span></text:p>
            <text:p text:style-name="P1"><text:span text:style-name="T5">.</text:span></text:p>
            <text:p text:style-name="P1"><text:span text:style-name="T4"/></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fill-color="#3465a4" draw:fill-image-width="0cm" draw:fill-image-height="0cm"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Arial Unicode MS" style:font-family-asian="'Arial Unicode MS'" style:font-family-generic-asian="system" style:font-pitch-asian="variable" style:font-size-asian="32pt" style:font-style-asian="normal" style:font-weight-asian="bold" style:font-name-complex="Arial Unicode MS" style:font-family-complex="'Arial Unicode MS'"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textarea-vertical-align="middle" draw:auto-grow-height="false" fo:min-height="2.8cm" fo:min-width="28cm"/>
    </style:style>
    <style:style style:name="Mpr2" style:family="presentation" style:parent-style-name="Default-backgroundobjects">
      <style:graphic-properties draw:stroke="none" draw:fill="none" draw:fill-color="#ffffff" draw:auto-grow-height="false" fo:min-height="1.449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Default-title" draw:layer="backgroundobjects" svg:width="25.199cm" svg:height="2.8cm" svg:x="1.4cm" svg:y="0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7" draw:layer="backgroundobjects" svg:width="8.875cm" svg:height="1.448cm" svg:x="9.576cm" svg:y="19.131cm" presentation:class="footer">
        <draw:text-box>
          <text:p text:style-name="MP6"><text:span text:style-name="MT1"><presentation:footer/></text:span></text:p>
        </draw:text-box>
      </draw:frame>
      <draw:frame presentation:style-name="Mpr2" draw:text-style-name="MP4" draw:layer="backgroundobjects" svg:width="7.799cm" svg:height="1.448cm" svg:x="18.8cm" svg:y="19.131cm" presentation:class="page-number">
        <draw:text-box>
          <text:p text:style-name="MP3"><text:span text:style-name="MT1"/></text:p>
          <text:p text:style-name="MP3"><text:span text:style-name="MT2">Klaus Ruhland</text:span></text:p>
          <text:p text:style-name="MP3"><text:span text:style-name="MT2">Hochschule Zittau/Görlitz Informatik</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9-03-19T10:29:44.263661397</meta:creation-date>
    <dc:date>2021-03-17T09:06:11.696282776</dc:date>
    <meta:editing-duration>PT2H17M12S</meta:editing-duration>
    <meta:editing-cycles>14</meta:editing-cycles>
    <meta:generator>LibreOffice/7.0.4.2$MacOSX_X86_64 LibreOffice_project/dcf040e67528d9187c66b2379df5ea4407429775</meta:generator>
    <meta:document-statistic meta:object-count="66"/>
  </office:meta>
</office:document-meta>
</file>